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4ef" officeooo:paragraph-rsid="0017c4ef"/>
    </style:style>
    <style:style style:name="P2" style:family="paragraph" style:parent-style-name="Standard">
      <style:text-properties officeooo:paragraph-rsid="0017c4ef"/>
    </style:style>
    <style:style style:name="T1" style:family="text">
      <style:text-properties officeooo:rsid="0017c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makelinux.net/ldd3/chp-17-sect-3.shtml" text:style-name="Internet_20_link" text:visited-style-name="Visited_20_Internet_20_Link"/></text:p>
      <text:p text:style-name="P2"><text:span text:style-name="T1">Network Driver reference links : </text:span></text:p>
      <text:p text:style-name="Standard"><text:a xlink:type="simple" xlink:href="http://makelinux.net/ldd3/chp-17-sect-3.shtml" text:style-name="Internet_20_link" text:visited-style-name="Visited_20_Internet_20_Link"/></text:p>
      <text:p text:style-name="Standard"><text:a xlink:type="simple" xlink:href="http://makelinux.net/ldd3/chp-17-sect-3.shtml" text:style-name="Internet_20_link" text:visited-style-name="Visited_20_Internet_20_Link"/></text:p>
      <text:p text:style-name="Standard"><text:a xlink:type="simple" xlink:href="http://makelinux.net/ldd3/chp-17-sect-3.shtml" text:style-name="Internet_20_link" text:visited-style-name="Visited_20_Internet_20_Link">http://makelinux.net/ldd3/chp-17-sect-3.shtml</text:a> </text:p>
      <text:p text:style-name="Standard"/>
      <text:p text:style-name="Standard"><text:a xlink:type="simple" xlink:href="https://techpubs.jurassic.nl/manuals/0640/developer/DevDrvrO2_PG/sgi_html/ch14.html" text:style-name="Internet_20_link" text:visited-style-name="Visited_20_Internet_20_Link">https://techpubs.jurassic.nl/manuals/0640/developer/DevDrvrO2_PG/sgi_html/ch14.html</text:a> </text:p>
      <text:p text:style-name="Standard"/>
      <text:p text:style-name="Standard"><text:a xlink:type="simple" xlink:href="https://doc.ecoscentric.com/ref/io-eth-drv-generic1.html" text:style-name="Internet_20_link" text:visited-style-name="Visited_20_Internet_20_Link">https://doc.ecoscentric.com/ref/io-eth-drv-generic1.html</text:a> </text:p>
      <text:p text:style-name="Standard"/>
      <text:p text:style-name="Standard"><text:a xlink:type="simple" xlink:href="https://linuxgazette.net/156/jangir.html" text:style-name="Internet_20_link" text:visited-style-name="Visited_20_Internet_20_Link">https://linuxgazette.net/156/jangir.html</text:a> </text:p>
      <text:p text:style-name="Standard"/>
      <text:p text:style-name="Standard"><text:a xlink:type="simple" xlink:href="../Downloads/2008%20Essential%20Linux%20Device%20Drivers%3B%20Sreekrishnan%20Venkateswaran%20(Prentice%20Hall,%202008,%20CHMtoPDF).pdf" text:style-name="Internet_20_link" text:visited-style-name="Visited_20_Internet_20_Link">file:///home/thundersoft/Downloads/2008%20Essential%20Linux%20Device%20Drivers%3B%20Sreekrishnan%20Venkateswaran%20(Prentice%20Hall,%202008,%20CHMtoPDF).pdf</text:a> </text:p>
      <text:p text:style-name="Standard"/>
      <text:p text:style-name="Standard"><text:a xlink:type="simple" xlink:href="https://pdos.csail.mit.edu/6.828/2010/labs/lab6/" text:style-name="Internet_20_link" text:visited-style-name="Visited_20_Internet_20_Link">https://pdos.csail.mit.edu/6.828/2010/labs/lab6/</text:a> </text:p>
      <text:p text:style-name="Standard"/>
      <text:p text:style-name="Standard"><text:a xlink:type="simple" xlink:href="https://devarea.com/wp-content/uploads/2017/10/Linux-VFS-and-Block.pdf" text:style-name="Internet_20_link" text:visited-style-name="Visited_20_Internet_20_Link">https://devarea.com/wp-content/uploads/2017/10/Linux-VFS-and-Block.pdf</text:a> </text:p>
      <text:p text:style-name="Standard"/>
      <text:p text:style-name="P1"/>
      <text:p text:style-name="P1"/>
      <text:p text:style-name="P1">video link .....</text:p>
      <text:p text:style-name="P1"/>
      <text:p text:style-name="P1"><text:a xlink:type="simple" xlink:href="https://www.youtube.com/watch?v=yXEJHToK9rA&amp;list=PL2TXDotVKyDDEGOY05O4FsCiPW4eiYFir&amp;index=18" text:style-name="Internet_20_link" text:visited-style-name="Visited_20_Internet_20_Link">https://www.youtube.com/watch?v=yXEJHToK9rA&amp;list=PL2TXDotVKyDDEGOY05O4FsCiPW4eiYFir&amp;index=18</text:a>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2:02:45.087995558</meta:creation-date>
    <dc:date>2023-05-04T12:10:05.400867688</dc:date>
    <meta:editing-duration>PT7M21S</meta:editing-duration>
    <meta:editing-cycles>1</meta:editing-cycles>
    <meta:document-statistic meta:table-count="0" meta:image-count="0" meta:object-count="0" meta:page-count="1" meta:paragraph-count="10" meta:word-count="16" meta:character-count="647" meta:non-whitespace-character-count="632"/>
    <meta:generator>LibreOffice/7.3.7.2$Linux_X86_64 LibreOffice_project/30$Build-2</meta:generator>
  </office:meta>
</office:document-meta>
</file>